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029e8"/>
    </style:style>
    <style:style style:name="T1" style:family="text">
      <style:text-properties officeooo:rsid="001029e8"/>
    </style:style>
    <style:style style:name="T2" style:family="text">
      <style:text-properties officeooo:rsid="00108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file for Text::FromAny</text:span></text:p>
      <text:p text:style-name="P1"><text:span text:style-name="T1"/></text:p>
      <text:p text:style-name="P1"><text:span text:style-name="T2">ODT</text:span><text:span text:style-name="T1"> ver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n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kild Hustvedt</meta:initial-creator>
    <meta:creation-date>2010-10-12T15:27:12</meta:creation-date>
    <dc:date>2010-10-12T15:27:58</dc:date>
    <dc:creator>Eskild Hustvedt</dc:creator>
    <meta:editing-duration>PT00H00M4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2" meta:word-count="6" meta:character-count="38"/>
  </office:meta>
</office:document-meta>
</file>